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17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name-complex="Times New Roman" style:font-size-complex="9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name-complex="Times New Roman" style:font-size-complex="9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style:font-name-complex="Symbo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background-color="transparent"/>
    </style:style>
    <style:style style:name="T17" style:family="text">
      <style:text-properties fo:language="ru" fo:country="RU" style:font-name-complex="Arial"/>
    </style:style>
    <style:style style:name="T18" style:family="text">
      <style:text-properties fo:language="ru" fo:country="RU" style:font-name-complex="Times New Roman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fo:color="#ffffff" style:text-underline-style="solid" style:text-underline-width="auto" style:text-underline-color="font-color" style:font-name-complex="Ari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language="ru" fo:country="RU" fo:font-style="italic" style:font-style-asian="italic" style:font-style-complex="italic"/>
    </style:style>
    <style:style style:name="T34" style:family="text">
      <style:text-properties style:font-name="Times New Roman1" fo:language="en" fo:country="US" fo:font-style="normal" style:font-style-asian="normal" style:font-style-complex="normal"/>
    </style:style>
    <style:style style:name="T35" style:family="text">
      <style:text-properties style:font-name="Times New Roman1" fo:language="en" fo:country="US" fo:font-style="italic" style:font-style-asian="italic" style:font-style-complex="italic"/>
    </style:style>
    <style:style style:name="T36" style:family="text">
      <style:text-properties style:font-name="Times New Roman" fo:language="ru" fo:country="RU" fo:background-color="transparent"/>
    </style:style>
    <style:style style:name="T37" style:family="text">
      <style:text-properties fo:background-color="transparent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41" style:family="text">
      <style:text-properties style:text-position="super 58%" style:font-name-complex="Times New Roman"/>
    </style:style>
    <style:style style:name="T42" style:family="text">
      <style:text-properties fo:font-weight="bold" style:font-weight-asian="bold" style:font-name-complex="Times New Roman"/>
    </style:style>
    <style:style style:name="T43" style:family="text">
      <style:text-properties style:font-name-complex="Times New Roman"/>
    </style:style>
    <style:style style:name="T44" style:family="text">
      <style:text-properties style:font-name="Symbol" fo:font-size="11pt" fo:language="en" fo:country="US" style:font-size-asian="11pt" style:font-name-complex="Symbol" style:font-size-complex="11pt"/>
    </style:style>
    <style:style style:name="T45" style:family="text">
      <style:text-properties style:font-name="Symbol" fo:language="en" fo:country="US" style:font-name-complex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ПРОТОКОЛ <text:span text:style-name="T15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10"><text:span text:style-name="T28">принадлежащего </text:span><text:span text:style-name="T31">.</text:span><text:span text:style-name="T30"> <text:s text:c="105"/></text:span><text:span text:style-name="T31">.</text:span></text:p>
      <text:p text:style-name="P12"/>
      <text:p text:style-name="P18">Поверка проводилась на базе УП «АТОМТЕХ», в нормальных климатических условиях при температуре <text:span text:style-name="T26">Т</text:span> = <text:span text:style-name="T29"><text:s/></text:span><text:span text:style-name="T27">$temp </text:span><text:s/>°<text:span text:style-name="T26">С</text:span>, атмосферном давлении <text:span text:style-name="T26">Р</text:span> = <text:span text:style-name="T29"><text:s text:c="5"/></text:span><text:s/>мм.рт.ст, относительной влажности воздуха <text:span text:style-name="T26">р</text:span> = <text:span text:style-name="T29"><text:s/></text:span><text:span text:style-name="T27">$vlag </text:span><text:s/>%, внешнем фоне γ-излучения <text:span text:style-name="T11">H</text:span>*(10) = <text:span text:style-name="T29"><text:s/></text:span><text:span text:style-name="T27">$bground </text:span><text:s/>нЗв/ч, <text:s/>согласно методике, изложенной в <text:span text:style-name="T38">МП.</text:span><text:span text:style-name="T39">854</text:span><text:span text:style-name="T38">-20</text:span><text:span text:style-name="T39">20</text:span></text:p>
      <text:p text:style-name="P11"><text:span text:style-name="T15">1. С</text:span>редства <text:span text:style-name="T15">поверки</text:span></text:p>
      <text:p text:style-name="P8">а)<text:tab/>Эталонные средства измерений:</text:p>
      <text:p text:style-name="P19">- <text:span text:style-name="T9">$facility_110</text:span>;</text:p>
      <text:p text:style-name="P19">- <text:span text:style-name="T9">$facility_1</text:span><text:span text:style-name="T15">3</text:span><text:span text:style-name="T9">0</text:span>;</text:p>
      <text:p text:style-name="P13">2. Поверка блоков детектирования</text:p>
      <text:p text:style-name="P8">а)<text:tab/>Внешний осмотр и опробование БД:</text:p>
      <text:p text:style-name="P20">- документация<text:tab/></text:p>
      <text:p text:style-name="P20">- отсутствие механических повреждений<text:tab/></text:p>
      <text:p text:style-name="P21"><text:span text:style-name="T15">- </text:span><text:span text:style-name="T15">наличие четких маркировочных надписей на БД и контрольном источнике</text:span><text:span text:style-name="T15"><text:tab/></text:span></text:p>
      <text:p text:style-name="P20">- контроль работоспособности<text:tab/></text:p>
      <text:p text:style-name="P8"><text:span text:style-name="T15">б</text:span>)<text:tab/>Определение допускаемой основной относительной погрешности измерения <text:span text:style-name="T6">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6">Таблица Г.</text:span><text:span text:style-name="T7">1</text:span><text:span text:style-name="T6"> </text:span><text:span text:style-name="T7">– </text:span>Блок детектирования <text:span text:style-name="T15">гамма-излучения БДМГ-АТ2343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6">Мощность <text:s/>дозы в <text:span text:style-name="T15">контрольной</text:span> точке <text:span text:style-name="T11">D</text:span><text:span text:style-name="T21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6">Относи-тельная</text:span><text:span text:style-name="T37"> </text:span><text:span text:style-name="T16">погреш-ность</text:span><text:span text:style-name="T37"> </text:span><text:span text:style-name="T16">измерения</text:span> </text:p>
            <text:p text:style-name="P24"><text:span text:style-name="T19">θ</text:span><text:span text:style-name="T25">пр</text:span><text:span text:style-name="T21">i</text:span><text:span text:style-name="T15">,</text:span> %</text:p>
          </table:table-cell>
          <table:table-cell table:style-name="t1.B2" table:number-rows-spanned="3" office:value-type="string">
            <text:p text:style-name="P28"><text:span text:style-name="T15">Довери-тель</text:span>ная граница погреш-ности измерения <text:span text:style-name="T13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23"><text:span text:style-name="T32">Предел основной </text:span><text:span text:style-name="T15">относи-тельной</text:span> <text:span text:style-name="T9">погреш-ности</text:span>, </text:p>
            <text:p text:style-name="P2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5">Значе-ние фона, нГр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1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26">H</text:span><text:span text:style-name="T20">1</text:span></text:p>
          </table:table-cell>
          <table:table-cell table:style-name="t1.D3" office:value-type="string">
            <text:p text:style-name="P35"><text:span text:style-name="T11">H</text:span><text:span text:style-name="T20">2</text:span></text:p>
          </table:table-cell>
          <table:table-cell table:style-name="t1.D3" office:value-type="string">
            <text:p text:style-name="P35"><text:span text:style-name="T11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4">7<text:span text:style-name="T15">5</text:span> <text:span text:style-name="T15">нГр</text:span>/ч</text:p>
          </table:table-cell>
          <table:table-cell table:style-name="t1.B5" office:value-type="string">
            <text:p text:style-name="P25">$1-30.</text:p>
          </table:table-cell>
          <table:table-cell table:style-name="t1.B5" office:value-type="string">
            <text:p text:style-name="P25">$1-40.</text:p>
          </table:table-cell>
          <table:table-cell table:style-name="t1.B5" office:value-type="string">
            <text:p text:style-name="P25">$1-50.</text:p>
          </table:table-cell>
          <table:table-cell table:style-name="t1.B5" office:value-type="string">
            <text:p text:style-name="P25">$1-60.</text:p>
          </table:table-cell>
          <table:table-cell table:style-name="t1.B5" office:value-type="string">
            <text:p text:style-name="P25">$1-70.</text:p>
          </table:table-cell>
          <table:table-cell table:style-name="t1.B5" office:value-type="string">
            <text:p text:style-name="P25">$1-80.</text:p>
          </table:table-cell>
          <table:table-cell table:style-name="t1.B5" office:value-type="string">
            <text:p text:style-name="P25">$1-00.</text:p>
          </table:table-cell>
          <table:table-cell table:style-name="t1.B5" office:value-type="string">
            <text:p text:style-name="P25">$1-10.</text:p>
          </table:table-cell>
          <table:table-cell table:style-name="t1.B5" office:value-type="string">
            <text:p text:style-name="P25">$1-20.</text:p>
          </table:table-cell>
          <table:table-cell table:style-name="t1.K5" table:number-rows-spanned="11" office:value-type="string">
            <text:p text:style-name="P24">±<text:span text:style-name="T9">15</text:span></text:p>
          </table:table-cell>
        </table:table-row>
        <table:table-row>
          <table:table-cell table:style-name="t1.A5" office:value-type="string">
            <text:p text:style-name="P24"><text:span text:style-name="T15">0,</text:span>7<text:span text:style-name="T15">5</text:span> <text:span text:style-name="T15">мкГр/ч</text:span></text:p>
          </table:table-cell>
          <table:table-cell table:style-name="t1.B5" office:value-type="string">
            <text:p text:style-name="P25">$1-31.</text:p>
          </table:table-cell>
          <table:table-cell table:style-name="t1.B5" office:value-type="string">
            <text:p text:style-name="P25">$1-41.</text:p>
          </table:table-cell>
          <table:table-cell table:style-name="t1.B5" office:value-type="string">
            <text:p text:style-name="P25">$1-51.</text:p>
          </table:table-cell>
          <table:table-cell table:style-name="t1.B5" office:value-type="string">
            <text:p text:style-name="P25">$1-61.</text:p>
          </table:table-cell>
          <table:table-cell table:style-name="t1.B5" office:value-type="string">
            <text:p text:style-name="P25">$1-71.</text:p>
          </table:table-cell>
          <table:table-cell table:style-name="t1.B5" office:value-type="string">
            <text:p text:style-name="P25">$1-81.</text:p>
          </table:table-cell>
          <table:table-cell table:style-name="t1.B5" office:value-type="string">
            <text:p text:style-name="P25">$1-01.</text:p>
          </table:table-cell>
          <table:table-cell table:style-name="t1.B5" office:value-type="string">
            <text:p text:style-name="P25">$1-11.</text:p>
          </table:table-cell>
          <table:table-cell table:style-name="t1.B5" office:value-type="string">
            <text:p text:style-name="P25">$1-21.</text:p>
          </table:table-cell>
          <table:covered-table-cell/>
        </table:table-row>
        <table:table-row>
          <table:table-cell table:style-name="t1.A5" office:value-type="string">
            <text:p text:style-name="P24">7,<text:span text:style-name="T9">5</text:span> <text:span text:style-name="T15">мкГр</text:span>/ч</text:p>
          </table:table-cell>
          <table:table-cell table:style-name="t1.B5" office:value-type="string">
            <text:p text:style-name="P25">$1-32.</text:p>
          </table:table-cell>
          <table:table-cell table:style-name="t1.B5" office:value-type="string">
            <text:p text:style-name="P25">$1-42.</text:p>
          </table:table-cell>
          <table:table-cell table:style-name="t1.B5" office:value-type="string">
            <text:p text:style-name="P25">$1-52.</text:p>
          </table:table-cell>
          <table:table-cell table:style-name="t1.B5" office:value-type="string">
            <text:p text:style-name="P25">$1-62.</text:p>
          </table:table-cell>
          <table:table-cell table:style-name="t1.B5" office:value-type="string">
            <text:p text:style-name="P25">$1-72.</text:p>
          </table:table-cell>
          <table:table-cell table:style-name="t1.B5" office:value-type="string">
            <text:p text:style-name="P25">$1-82.</text:p>
          </table:table-cell>
          <table:table-cell table:style-name="t1.B5" office:value-type="string">
            <text:p text:style-name="P25">$1-02.</text:p>
          </table:table-cell>
          <table:table-cell table:style-name="t1.B5" office:value-type="string">
            <text:p text:style-name="P25">$1-12.</text:p>
          </table:table-cell>
          <table:table-cell table:style-name="t1.B5" office:value-type="string">
            <text:p text:style-name="P25">$1-22.</text:p>
          </table:table-cell>
          <table:covered-table-cell/>
        </table:table-row>
        <table:table-row>
          <table:table-cell table:style-name="t1.A5" office:value-type="string">
            <text:p text:style-name="P24">7<text:span text:style-name="T9">5</text:span> <text:span text:style-name="T15">мкГр</text:span>/ч</text:p>
          </table:table-cell>
          <table:table-cell table:style-name="t1.B5" office:value-type="string">
            <text:p text:style-name="P25">$1-33.</text:p>
          </table:table-cell>
          <table:table-cell table:style-name="t1.B5" office:value-type="string">
            <text:p text:style-name="P25">$1-43.</text:p>
          </table:table-cell>
          <table:table-cell table:style-name="t1.B5" office:value-type="string">
            <text:p text:style-name="P25">$1-53.</text:p>
          </table:table-cell>
          <table:table-cell table:style-name="t1.B5" office:value-type="string">
            <text:p text:style-name="P25">$1-63.</text:p>
          </table:table-cell>
          <table:table-cell table:style-name="t1.B5" office:value-type="string">
            <text:p text:style-name="P25">$1-73.</text:p>
          </table:table-cell>
          <table:table-cell table:style-name="t1.B5" office:value-type="string">
            <text:p text:style-name="P25">$1-83.</text:p>
          </table:table-cell>
          <table:table-cell table:style-name="t1.B5" office:value-type="string">
            <text:p text:style-name="P25">$1-03.</text:p>
          </table:table-cell>
          <table:table-cell table:style-name="t1.B5" office:value-type="string">
            <text:p text:style-name="P25">$1-13.</text:p>
          </table:table-cell>
          <table:table-cell table:style-name="t1.B5" office:value-type="string">
            <text:p text:style-name="P25">$1-23.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9">0</text:span>,<text:span text:style-name="T9">5</text:span> м<text:span text:style-name="T15">Гр</text:span>/ч</text:p>
          </table:table-cell>
          <table:table-cell table:style-name="t1.B5" office:value-type="string">
            <text:p text:style-name="P25">$1-34.</text:p>
          </table:table-cell>
          <table:table-cell table:style-name="t1.B5" office:value-type="string">
            <text:p text:style-name="P25">$1-44.</text:p>
          </table:table-cell>
          <table:table-cell table:style-name="t1.B5" office:value-type="string">
            <text:p text:style-name="P25">$1-54.</text:p>
          </table:table-cell>
          <table:table-cell table:style-name="t1.B5" office:value-type="string">
            <text:p text:style-name="P25">$1-64.</text:p>
          </table:table-cell>
          <table:table-cell table:style-name="t1.B5" office:value-type="string">
            <text:p text:style-name="P25">$1-74.</text:p>
          </table:table-cell>
          <table:table-cell table:style-name="t1.B5" office:value-type="string">
            <text:p text:style-name="P25">$1-84.</text:p>
          </table:table-cell>
          <table:table-cell table:style-name="t1.B5" office:value-type="string">
            <text:p text:style-name="P25">$1-04.</text:p>
          </table:table-cell>
          <table:table-cell table:style-name="t1.B5" office:value-type="string">
            <text:p text:style-name="P25">$1-14.</text:p>
          </table:table-cell>
          <table:table-cell table:style-name="t1.B5" office:value-type="string">
            <text:p text:style-name="P25">$1-24.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9">0,</text:span>7<text:span text:style-name="T9">5</text:span> м<text:span text:style-name="T15">Гр</text:span>/ч</text:p>
          </table:table-cell>
          <table:table-cell table:style-name="t1.B5" office:value-type="string">
            <text:p text:style-name="P25">$1-35.</text:p>
          </table:table-cell>
          <table:table-cell table:style-name="t1.B5" office:value-type="string">
            <text:p text:style-name="P25">$1-45.</text:p>
          </table:table-cell>
          <table:table-cell table:style-name="t1.B5" office:value-type="string">
            <text:p text:style-name="P25">$1-55.</text:p>
          </table:table-cell>
          <table:table-cell table:style-name="t1.B5" office:value-type="string">
            <text:p text:style-name="P25">$1-65.</text:p>
          </table:table-cell>
          <table:table-cell table:style-name="t1.B5" office:value-type="string">
            <text:p text:style-name="P25">$1-75.</text:p>
          </table:table-cell>
          <table:table-cell table:style-name="t1.B5" office:value-type="string">
            <text:p text:style-name="P25">$1-85.</text:p>
          </table:table-cell>
          <table:table-cell table:style-name="t1.B5" office:value-type="string">
            <text:p text:style-name="P25">$1-05.</text:p>
          </table:table-cell>
          <table:table-cell table:style-name="t1.B5" office:value-type="string">
            <text:p text:style-name="P25">$1-15.</text:p>
          </table:table-cell>
          <table:table-cell table:style-name="t1.B5" office:value-type="string">
            <text:p text:style-name="P25">$1-25.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9">7</text:span><text:span text:style-name="T15">,</text:span><text:span text:style-name="T9">5</text:span> м<text:span text:style-name="T15">Гр</text:span>/ч</text:p>
          </table:table-cell>
          <table:table-cell table:style-name="t1.B5" office:value-type="string">
            <text:p text:style-name="P25">$1-36.</text:p>
          </table:table-cell>
          <table:table-cell table:style-name="t1.B5" office:value-type="string">
            <text:p text:style-name="P25">$1-46.</text:p>
          </table:table-cell>
          <table:table-cell table:style-name="t1.B5" office:value-type="string">
            <text:p text:style-name="P25">$1-56.</text:p>
          </table:table-cell>
          <table:table-cell table:style-name="t1.B5" office:value-type="string">
            <text:p text:style-name="P25">$1-66.</text:p>
          </table:table-cell>
          <table:table-cell table:style-name="t1.B5" office:value-type="string">
            <text:p text:style-name="P25">$1-76.</text:p>
          </table:table-cell>
          <table:table-cell table:style-name="t1.B5" office:value-type="string">
            <text:p text:style-name="P25">$1-86.</text:p>
          </table:table-cell>
          <table:table-cell table:style-name="t1.B5" office:value-type="string">
            <text:p text:style-name="P25">$1-06.</text:p>
          </table:table-cell>
          <table:table-cell table:style-name="t1.B5" office:value-type="string">
            <text:p text:style-name="P25">$1-16.</text:p>
          </table:table-cell>
          <table:table-cell table:style-name="t1.B5" office:value-type="string">
            <text:p text:style-name="P25">$1-26.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9">75 м</text:span><text:span text:style-name="T15">Гр</text:span>/ч</text:p>
          </table:table-cell>
          <table:table-cell table:style-name="t1.B5" office:value-type="string">
            <text:p text:style-name="P25">$1-37.</text:p>
          </table:table-cell>
          <table:table-cell table:style-name="t1.B5" office:value-type="string">
            <text:p text:style-name="P25">$1-47.</text:p>
          </table:table-cell>
          <table:table-cell table:style-name="t1.B5" office:value-type="string">
            <text:p text:style-name="P25">$1-57.</text:p>
          </table:table-cell>
          <table:table-cell table:style-name="t1.B5" office:value-type="string">
            <text:p text:style-name="P25">$1-67.</text:p>
          </table:table-cell>
          <table:table-cell table:style-name="t1.B5" office:value-type="string">
            <text:p text:style-name="P25">$1-77.</text:p>
          </table:table-cell>
          <table:table-cell table:style-name="t1.B5" office:value-type="string">
            <text:p text:style-name="P25">$1-87.</text:p>
          </table:table-cell>
          <table:table-cell table:style-name="t1.B5" office:value-type="string">
            <text:p text:style-name="P25">$1-07.</text:p>
          </table:table-cell>
          <table:table-cell table:style-name="t1.B5" office:value-type="string">
            <text:p text:style-name="P25">$1-17.</text:p>
          </table:table-cell>
          <table:table-cell table:style-name="t1.B5" office:value-type="string">
            <text:p text:style-name="P25">$1-27.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9">200 м</text:span><text:span text:style-name="T15">Гр</text:span>/ч</text:p>
          </table:table-cell>
          <table:table-cell table:style-name="t1.B5" office:value-type="string">
            <text:p text:style-name="P25">$1-3<text:span text:style-name="T15">8.</text:span></text:p>
          </table:table-cell>
          <table:table-cell table:style-name="t1.B5" office:value-type="string">
            <text:p text:style-name="P25">$1-4<text:span text:style-name="T15">8.</text:span></text:p>
          </table:table-cell>
          <table:table-cell table:style-name="t1.B5" office:value-type="string">
            <text:p text:style-name="P25">$1-5<text:span text:style-name="T15">8.</text:span></text:p>
          </table:table-cell>
          <table:table-cell table:style-name="t1.B5" office:value-type="string">
            <text:p text:style-name="P25">$1-6<text:span text:style-name="T15">8.</text:span></text:p>
          </table:table-cell>
          <table:table-cell table:style-name="t1.B5" office:value-type="string">
            <text:p text:style-name="P25">$1-7<text:span text:style-name="T15">8.</text:span></text:p>
          </table:table-cell>
          <table:table-cell table:style-name="t1.B5" office:value-type="string">
            <text:p text:style-name="P25">$1-8<text:span text:style-name="T15">8.</text:span></text:p>
          </table:table-cell>
          <table:table-cell table:style-name="t1.B5" office:value-type="string">
            <text:p text:style-name="P25">$1-0<text:span text:style-name="T15">8.</text:span></text:p>
          </table:table-cell>
          <table:table-cell table:style-name="t1.B5" office:value-type="string">
            <text:p text:style-name="P25">$1-1<text:span text:style-name="T15">8.</text:span></text:p>
          </table:table-cell>
          <table:table-cell table:style-name="t1.B5" office:value-type="string">
            <text:p text:style-name="P25">$1-2<text:span text:style-name="T15">8.</text:span>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9">0,75 </text:span><text:span text:style-name="T15">Гр</text:span>/ч</text:p>
          </table:table-cell>
          <table:table-cell table:style-name="t1.B5" office:value-type="string">
            <text:p text:style-name="P25">$1-3<text:span text:style-name="T15">9.</text:span></text:p>
          </table:table-cell>
          <table:table-cell table:style-name="t1.B5" office:value-type="string">
            <text:p text:style-name="P25">$1-4<text:span text:style-name="T15">9.</text:span></text:p>
          </table:table-cell>
          <table:table-cell table:style-name="t1.B5" office:value-type="string">
            <text:p text:style-name="P25">$1-5<text:span text:style-name="T15">9.</text:span></text:p>
          </table:table-cell>
          <table:table-cell table:style-name="t1.B5" office:value-type="string">
            <text:p text:style-name="P25">$1-6<text:span text:style-name="T15">9.</text:span></text:p>
          </table:table-cell>
          <table:table-cell table:style-name="t1.B5" office:value-type="string">
            <text:p text:style-name="P25">$1<text:span text:style-name="T15">-79.</text:span></text:p>
          </table:table-cell>
          <table:table-cell table:style-name="t1.B5" office:value-type="string">
            <text:p text:style-name="P25">$1-8<text:span text:style-name="T15">9.</text:span></text:p>
          </table:table-cell>
          <table:table-cell table:style-name="t1.B5" office:value-type="string">
            <text:p text:style-name="P25">$1-0<text:span text:style-name="T15">9.</text:span></text:p>
          </table:table-cell>
          <table:table-cell table:style-name="t1.B5" office:value-type="string">
            <text:p text:style-name="P25">$1-1<text:span text:style-name="T15">9.</text:span></text:p>
          </table:table-cell>
          <table:table-cell table:style-name="t1.B5" office:value-type="string">
            <text:p text:style-name="P25">$1-2<text:span text:style-name="T15">9.</text:span></text:p>
          </table:table-cell>
          <table:covered-table-cell/>
        </table:table-row>
        <table:table-row>
          <table:table-cell table:style-name="t1.A15" office:value-type="string">
            <text:p text:style-name="P24">7,<text:span text:style-name="T9">5</text:span> <text:span text:style-name="T15">Гр</text:span>/ч</text:p>
          </table:table-cell>
          <table:table-cell table:style-name="t1.B15" office:value-type="string">
            <text:p text:style-name="P25">$1-3<text:span text:style-name="T15">10.</text:span></text:p>
          </table:table-cell>
          <table:table-cell table:style-name="t1.B15" office:value-type="string">
            <text:p text:style-name="P25">$1-4<text:span text:style-name="T15">10.</text:span></text:p>
          </table:table-cell>
          <table:table-cell table:style-name="t1.B15" office:value-type="string">
            <text:p text:style-name="P25">$1-5<text:span text:style-name="T15">10.</text:span></text:p>
          </table:table-cell>
          <table:table-cell table:style-name="t1.B15" office:value-type="string">
            <text:p text:style-name="P25">$1-6<text:span text:style-name="T15">10.</text:span></text:p>
          </table:table-cell>
          <table:table-cell table:style-name="t1.B15" office:value-type="string">
            <text:p text:style-name="P25">$1-7<text:span text:style-name="T15">10.</text:span></text:p>
          </table:table-cell>
          <table:table-cell table:style-name="t1.B15" office:value-type="string">
            <text:p text:style-name="P25">$1-8<text:span text:style-name="T15">10.</text:span></text:p>
          </table:table-cell>
          <table:table-cell table:style-name="t1.B15" office:value-type="string">
            <text:p text:style-name="P25">$1-0<text:span text:style-name="T15">10.</text:span></text:p>
          </table:table-cell>
          <table:table-cell table:style-name="t1.B15" office:value-type="string">
            <text:p text:style-name="P25">$1-1<text:span text:style-name="T15">10.</text:span></text:p>
          </table:table-cell>
          <table:table-cell table:style-name="t1.B15" office:value-type="string">
            <text:p text:style-name="P25">$1-2<text:span text:style-name="T15">10.</text:span></text:p>
          </table:table-cell>
          <table:covered-table-cell/>
        </table:table-row>
      </table:table>
      <text:p text:style-name="P9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40">137</text:span><text:span text:style-name="T5">Cs</text:span><text:span text:style-name="T4"> типа ОСГИ-3-2 и генератора при поверке</text:span></text:p>
      <text:p text:style-name="P16"/>
      <text:p text:style-name="P17">Таблица Г.2 <text:span text:style-name="T15">– </text:span><text:span text:style-name="T28">Блок детектирования </text:span><text:span text:style-name="T17">гамма-излучения БДМГ-АТ2343 </text:span><text:span text:style-name="T28">зав № $bd_num1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30"><text:span text:style-name="T43">Поверяемая <text:line-break/>в диапазоне точка </text:span><text:span text:style-name="T12">Di</text:span><text:span text:style-name="T43">, Гр/ч </text:span></text:p>
          </table:table-cell>
          <table:table-cell table:style-name="Таблица1.B1" table:number-rows-spanned="2" office:value-type="string">
            <text:p text:style-name="P34">Диа-<text:line-break/>пазон</text:p>
          </table:table-cell>
          <table:table-cell table:style-name="Таблица1.B1" table:number-rows-spanned="2" office:value-type="string">
            <text:p text:style-name="P30"><text:span text:style-name="T43">Частота импульсов <text:line-break/>от генератора </text:span><text:span text:style-name="T12">fi</text:span><text:span text:style-name="T43">, <text:line-break/>Гц</text:span></text:p>
          </table:table-cell>
          <table:table-cell table:style-name="Таблица1.B1" table:number-rows-spanned="2" office:value-type="string">
            <text:p text:style-name="P31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31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4">Doi</text:p>
          </table:table-cell>
          <table:table-cell table:style-name="Таблица1.F2" office:value-type="string">
            <text:p text:style-name="P34">Dofi</text:p>
          </table:table-cell>
        </table:table-row>
        <table:table-row table:style-name="Таблица1.3">
          <table:table-cell table:style-name="Таблица1.A3" office:value-type="string">
            <text:p text:style-name="P30"><text:span text:style-name="T43">От 6</text:span><text:span text:style-name="T14">±</text:span><text:span text:style-name="T43">10</text:span><text:span text:style-name="T41">-5 </text:span><text:span text:style-name="T43">до 9</text:span><text:span text:style-name="T14">±</text:span><text:span text:style-name="T43">10</text:span><text:span text:style-name="T41">-5</text:span></text:p>
            <text:p text:style-name="P31">От 60мкГр/ч до 90мкГр/ч</text:p>
          </table:table-cell>
          <table:table-cell table:style-name="Таблица1.B3" table:number-rows-spanned="2" office:value-type="string">
            <text:p text:style-name="P32">I</text:p>
            <text:p text:style-name="P32">Б</text:p>
          </table:table-cell>
          <table:table-cell table:style-name="Таблица1.C3" office:value-type="string">
            <text:p text:style-name="P34">300±3</text:p>
          </table:table-cell>
          <table:table-cell table:style-name="Таблица1.C3" office:value-type="string">
            <text:p text:style-name="P33">–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F3" office:value-type="string">
            <text:p text:style-name="P30"><text:span text:style-name="T12">$bdmg1 </text:span><text:span text:style-name="T43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30"><text:span text:style-name="T43">От 4</text:span><text:span text:style-name="T14">±</text:span><text:span text:style-name="T43">10</text:span><text:span text:style-name="T41">-4</text:span><text:span text:style-name="T43"> <text:s/>до 6</text:span><text:span text:style-name="T14">±</text:span><text:span text:style-name="T43">10</text:span><text:span text:style-name="T41">-4</text:span></text:p>
            <text:p text:style-name="P31">От 400 мкГр/ч до 600 мкГр/ч</text:p>
          </table:table-cell>
          <table:covered-table-cell/>
          <table:table-cell table:style-name="Таблица1.E3" office:value-type="string">
            <text:p text:style-name="P30"><text:span text:style-name="T9">1500</text:span><text:span text:style-name="T12">±15</text:span>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F3" office:value-type="string">
            <text:p text:style-name="P30"><text:span text:style-name="T12">$bdmg2 </text:span><text:span text:style-name="T43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30"><text:span text:style-name="T43">От 1,8</text:span><text:span text:style-name="T14">±</text:span><text:span text:style-name="T43">10</text:span><text:span text:style-name="T41">-2 </text:span><text:span text:style-name="T43">до 3,0</text:span><text:span text:style-name="T14">±</text:span><text:span text:style-name="T43">10</text:span><text:span text:style-name="T41">-2</text:span></text:p>
            <text:p text:style-name="P31">От 18 мГр/ч до 30 мГр/ч</text:p>
          </table:table-cell>
          <table:table-cell table:style-name="Таблица1.E3" table:number-rows-spanned="2" office:value-type="string">
            <text:p text:style-name="P32">II</text:p>
            <text:p text:style-name="P32">М</text:p>
          </table:table-cell>
          <table:table-cell table:style-name="Таблица1.E3" office:value-type="string">
            <text:p text:style-name="P30"><text:span text:style-name="T9">1000</text:span><text:span text:style-name="T12">±10</text:span></text:p>
          </table:table-cell>
          <table:table-cell table:style-name="Таблица1.C3" office:value-type="string">
            <text:p text:style-name="P33">–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F3" office:value-type="string">
            <text:p text:style-name="P30"><text:span text:style-name="T12">$bdmg3 </text:span><text:span text:style-name="T43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30"><text:span text:style-name="T43">От 1,5</text:span><text:span text:style-name="T14">±</text:span><text:span text:style-name="T43">10</text:span><text:span text:style-name="T41">-1</text:span><text:span text:style-name="T43"> до 2,5</text:span><text:span text:style-name="T14">±</text:span><text:span text:style-name="T43">10</text:span><text:span text:style-name="T41">-1</text:span></text:p>
            <text:p text:style-name="P31">От 150 мГр/ч до 250 мГр/ч</text:p>
          </table:table-cell>
          <table:covered-table-cell/>
          <table:table-cell table:style-name="Таблица1.E3" office:value-type="string">
            <text:p text:style-name="P30"><text:span text:style-name="T9">5000</text:span><text:span text:style-name="T12">±50</text:span>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F3" office:value-type="string">
            <text:p text:style-name="P30"><text:span text:style-name="T12">$bdmg4 </text:span><text:s/><text:span text:style-name="T43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30"><text:span text:style-name="T43">От 4</text:span><text:span text:style-name="T14">±</text:span><text:span text:style-name="T43">10</text:span><text:span text:style-name="T41">-1 <text:s/></text:span><text:span text:style-name="T43">до 9</text:span><text:span text:style-name="T14">±</text:span><text:span text:style-name="T43">10</text:span><text:span text:style-name="T41">-1</text:span></text:p>
            <text:p text:style-name="P31">От <text:span text:style-name="T9">400</text:span> <text:span text:style-name="T15">м</text:span>Гр/ч до <text:span text:style-name="T15">900</text:span> <text:span text:style-name="T15">м</text:span>Гр/ч</text:p>
          </table:table-cell>
          <table:table-cell table:style-name="Таблица1.B3" table:number-rows-spanned="2" office:value-type="string">
            <text:p text:style-name="P32">III</text:p>
            <text:p text:style-name="P32">МC</text:p>
          </table:table-cell>
          <table:table-cell table:style-name="Таблица1.C3" office:value-type="string">
            <text:p text:style-name="P30"><text:span text:style-name="T9">300</text:span><text:span text:style-name="T12">±3</text:span></text:p>
          </table:table-cell>
          <table:table-cell table:style-name="Таблица1.C3" office:value-type="string">
            <text:p text:style-name="P33">–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F3" office:value-type="string">
            <text:p text:style-name="P30"><text:span text:style-name="T12">$bdmg5 </text:span><text:s/><text:span text:style-name="T15">м</text:span><text:span text:style-name="T43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31">От 4 до 9</text:p>
            <text:p text:style-name="P31">От 4 Гр/ч до 9 Гр/ч</text:p>
          </table:table-cell>
          <table:covered-table-cell/>
          <table:table-cell table:style-name="Таблица1.C3" office:value-type="string">
            <text:p text:style-name="P30"><text:span text:style-name="T9">1750</text:span><text:span text:style-name="T12">±18</text:span></text:p>
          </table:table-cell>
          <table:table-cell table:style-name="Таблица1.C3" office:value-type="string">
            <text:p text:style-name="P33">–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F3" office:value-type="string">
            <text:p text:style-name="P30"><text:span text:style-name="T12">$bdmg6 </text:span><text:span text:style-name="T43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30"><text:span text:style-name="T43">От 0,6</text:span><text:span text:style-name="T14">±</text:span><text:span text:style-name="T43">10</text:span><text:span text:style-name="T41">-5</text:span><text:span text:style-name="T43"> до 2,5</text:span><text:span text:style-name="T14">±</text:span><text:span text:style-name="T43">10</text:span><text:span text:style-name="T41">-5</text:span></text:p>
            <text:p text:style-name="P31">От 6 мкГр/ч до 25 мкГр/ч</text:p>
          </table:table-cell>
          <table:table-cell table:style-name="Таблица1.E3" office:value-type="string">
            <text:p text:style-name="P32">I Б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E3" office:value-type="string">
            <text:p text:style-name="P33">$sum_act</text:p>
          </table:table-cell>
          <table:table-cell table:style-name="Таблица1.E3" office:value-type="string">
            <text:p text:style-name="P30"><text:span text:style-name="T12">$bdmg7 </text:span><text:s/><text:span text:style-name="T43">мкГр/ч</text:span></text:p>
          </table:table-cell>
          <table:table-cell table:style-name="Таблица1.F3" office:value-type="string">
            <text:p text:style-name="P33">–</text:p>
          </table:table-cell>
        </table:table-row>
        <table:table-row table:style-name="Таблица1.10">
          <table:table-cell table:style-name="Таблица1.A4" office:value-type="string">
            <text:p text:style-name="P30"><text:span text:style-name="T43">От 0,6</text:span><text:span text:style-name="T14">±</text:span><text:span text:style-name="T43">10</text:span><text:span text:style-name="T41">-5 <text:s/></text:span><text:span text:style-name="T43">до 2,5</text:span><text:span text:style-name="T14">±</text:span><text:span text:style-name="T43">10</text:span><text:span text:style-name="T41">-5</text:span></text:p>
            <text:p text:style-name="P31">От 6 мкГр/ч до 25мкГр/ч</text:p>
          </table:table-cell>
          <table:table-cell table:style-name="Таблица1.E3" office:value-type="string">
            <text:p text:style-name="P32">II М</text:p>
          </table:table-cell>
          <table:table-cell table:style-name="Таблица1.E3" office:value-type="string">
            <text:p text:style-name="P33">–</text:p>
          </table:table-cell>
          <table:table-cell table:style-name="Таблица1.E3" office:value-type="string">
            <text:p text:style-name="P33">$sum_act</text:p>
          </table:table-cell>
          <table:table-cell table:style-name="Таблица1.E3" office:value-type="string">
            <text:p text:style-name="P30"><text:span text:style-name="T12">$bdmg8 </text:span><text:span text:style-name="T43"><text:s/>мкГр/ч</text:span></text:p>
          </table:table-cell>
          <table:table-cell table:style-name="Таблица1.F3" office:value-type="string">
            <text:p text:style-name="P33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7"><text:span text:style-name="T42">Примечание - </text:span><text:span text:style-name="T43">Диапазон “Б” соответствует режиму измерения МПД с </text:span><text:span text:style-name="T18">включенными </text:span><text:span text:style-name="T43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5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5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1:19:16.95</dc:date>
    <meta:editing-duration>P3DT2H32M36S</meta:editing-duration>
    <meta:editing-cycles>320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22" meta:character-count="3426"/>
  </office:meta>
</office:document-meta>
</file>